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562" officeooo:paragraph-rsid="00163562"/>
    </style:style>
    <style:style style:name="T1" style:family="text">
      <style:text-properties officeooo:rsid="0016b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<text:s/>cantine est dans les locaux de l'école, les enfants ont juste à traverser le préau. Les TPS-PS et les MS vont se coucher juste après le repas pour garder un rythme biologique propre à l'endormissement.Ils mangent au premier service de 12h à 12h45 </text:p>
      <text:p text:style-name="P1">Les élèves de GS jouent dans la cour si le temps le permet, sinon ils jouent à des jeux calmes en intérieur. Ils déjeunent de 12h45 à 13h30.<text:span text:style-name="T1">I</text:span>ls ont 15 minutes de récréation avant de retourner en classe.</text:p>
      <text:p text:style-name="P1">La mise en place de 2 services permet aux enfants de manger dans le calme.</text:p>
      <text:p text:style-name="P1"/>
      <text:p text:style-name="P1">Chaque ATSEM s'occupe <text:s/>des enfants de sa classe afin de préserver une continuité et de servir de repère aux enfants dont elles ont la charge. Elles sont aidées par du personnel communal .</text:p>
      <text:p text:style-name="P1"/>
      <text:p text:style-name="P1">Les menus, <text:span text:style-name="T1">accessibles par le lien§§§§§§§§§§§</text:span> sont conformes aux directives nationales et visés par une diètéticienne . Les repas sont préparés chaque jour par la cuisine du collège de Theix-Noyalo et livrés dans la matinée. La municipalité privilégie les filières Bio et les producteurs locaux dès que c'est possibl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4:01:49.296000000</meta:creation-date>
    <dc:date>2017-02-09T14:17:50.012000000</dc:date>
    <meta:editing-duration>PT1M42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5" meta:word-count="179" meta:character-count="1033" meta:non-whitespace-character-count="855"/>
  </office:meta>
</office:document-meta>
</file>